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402aca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1pt" fo:font-weight="normal" officeooo:rsid="0038c27c" officeooo:paragraph-rsid="00636fe3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1pt" fo:font-weight="normal" officeooo:rsid="0038c27c" officeooo:paragraph-rsid="00684e83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fo:font-weight="normal" officeooo:rsid="0038c27c" officeooo:paragraph-rsid="0069f521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1pt" fo:font-weight="bold" officeooo:rsid="0038c27c" officeooo:paragraph-rsid="00636fe3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1pt" fo:font-style="italic" fo:font-weight="normal" officeooo:rsid="0038c27c" officeooo:paragraph-rsid="00636fe3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0.5pt" fo:font-weight="normal" officeooo:rsid="0038c27c" officeooo:paragraph-rsid="00636fe3" style:font-size-asian="10.5pt" style:font-weight-asian="normal" style:font-size-complex="10.5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0.5pt" fo:font-weight="normal" officeooo:rsid="0038c27c" officeooo:paragraph-rsid="0069f521" style:font-size-asian="10.5pt" style:font-weight-asian="normal" style:font-size-complex="10.5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0.5pt" fo:font-weight="normal" officeooo:rsid="0038c27c" officeooo:paragraph-rsid="00688dfc" style:font-size-asian="10.5pt" style:font-weight-asian="normal" style:font-size-complex="10.5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0.5pt" fo:font-weight="normal" officeooo:rsid="0038c27c" officeooo:paragraph-rsid="00684e83" style:font-size-asian="10.5pt" style:font-weight-asian="normal" style:font-size-complex="10.5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ourier New" fo:font-size="10.5pt" fo:font-weight="normal" officeooo:rsid="0038c27c" officeooo:paragraph-rsid="006a7c94" style:font-size-asian="10.5pt" style:font-weight-asian="normal" style:font-size-complex="10.5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ourier New" fo:font-size="10.5pt" fo:font-weight="bold" officeooo:rsid="0038c27c" officeooo:paragraph-rsid="00636fe3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0.5pt" fo:font-style="italic" fo:font-weight="normal" officeooo:rsid="0038c27c" officeooo:paragraph-rsid="0069f521" style:font-size-asian="10.5pt" style:font-style-asian="italic" style:font-weight-asian="normal" style:font-size-complex="10.5pt" style:font-style-complex="italic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0.5pt" fo:font-style="italic" fo:font-weight="normal" officeooo:rsid="0038c27c" officeooo:paragraph-rsid="00636fe3" style:font-size-asian="10.5pt" style:font-style-asian="italic" style:font-weight-asian="normal" style:font-size-complex="10.5pt" style:font-style-complex="italic" style:font-weight-complex="normal"/>
    </style:style>
    <style:style style:name="P17" style:family="paragraph" style:parent-style-name="Standard">
      <style:text-properties style:font-name="Liberation Serif"/>
    </style:style>
    <style:style style:name="P18" style:family="paragraph" style:parent-style-name="Standard">
      <style:text-properties style:font-name="Liberation Serif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6dc28e" style:font-size-asian="10pt" style:font-size-complex="10pt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f4c4e"/>
    </style:style>
    <style:style style:name="T2" style:family="text">
      <style:text-properties officeooo:rsid="0022d04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684e83" style:font-style-asian="italic" style:font-style-complex="italic"/>
    </style:style>
    <style:style style:name="T5" style:family="text">
      <style:text-properties fo:font-style="italic" officeooo:rsid="00688dfc" style:font-style-asian="italic" style:font-style-complex="italic"/>
    </style:style>
    <style:style style:name="T6" style:family="text">
      <style:text-properties fo:font-style="italic" officeooo:rsid="006a7c94" style:font-style-asian="italic" style:font-style-complex="italic"/>
    </style:style>
    <style:style style:name="T7" style:family="text">
      <style:text-properties officeooo:rsid="00684e83"/>
    </style:style>
    <style:style style:name="T8" style:family="text">
      <style:text-properties officeooo:rsid="00688dfc"/>
    </style:style>
    <style:style style:name="T9" style:family="text">
      <style:text-properties officeooo:rsid="0069f521"/>
    </style:style>
    <style:style style:name="T10" style:family="text">
      <style:text-properties officeooo:rsid="006a7c94"/>
    </style:style>
    <style:style style:name="T11" style:family="text">
      <style:text-properties officeooo:rsid="006b83e6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669b4b" style:font-style-asian="normal" style:font-style-complex="normal"/>
    </style:style>
    <style:style style:name="T14" style:family="text">
      <style:text-properties fo:font-style="normal" officeooo:rsid="00840c47" style:font-style-asian="normal" style:font-style-complex="normal"/>
    </style:style>
    <style:style style:name="T15" style:family="text">
      <style:text-properties fo:font-style="normal" officeooo:rsid="006fbe73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669b4b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840c47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/*</text:p>
      <text:p text:style-name="P8"><text:s/>* Alle Patienten werden aus der Warteschlange entfernt.</text:p>
      <text:p text:style-name="P8"><text:s/>* Die Ankunftsnummer wird auf 0 zurueckgesetzt.</text:p>
      <text:p text:style-name="P8"><text:s/>*/</text:p>
      <text:p text:style-name="P7">public void leeren()</text:p>
      <text:p text:style-name="P4">{</text:p>
      <text:p text:style-name="P4"><text:s text:c="3"/>while (!queue.isEmpty())</text:p>
      <text:p text:style-name="P4"><text:s text:c="3"/>{</text:p>
      <text:p text:style-name="P4"><text:s text:c="6"/>queue.dequeue();</text:p>
      <text:p text:style-name="P4"><text:s text:c="3"/>}</text:p>
      <text:p text:style-name="P4"><text:s text:c="3"/>nummer = 0;</text:p>
      <text:p text:style-name="P4"><text:s text:c="3"/>Console.println("Alle Patienten entfernt.");</text:p>
      <text:p text:style-name="P4">}</text:p>
      <text:p text:style-name="P4"/>
      <text:p text:style-name="P8">/*</text:p>
      <text:p text:style-name="P8"><text:s/>* Alle Patienten und deren Anzahl werden auf der Konsole ausgegeben.</text:p>
      <text:p text:style-name="P8"><text:s/>*/</text:p>
      <text:p text:style-name="P7">public void ausgeben()</text:p>
      <text:p text:style-name="P4">{</text:p>
      <text:p text:style-name="P4"><text:s text:c="3"/>Patient pat, <text:span text:style-name="T7">erster</text:span>;</text:p>
      <text:p text:style-name="P4"><text:s text:c="3"/>int anzahl;</text:p>
      <text:p text:style-name="P4"/>
      <text:p text:style-name="P4"><text:s text:c="3"/>Console.println("Warteschlange ausgeben:");</text:p>
      <text:p text:style-name="P4"><text:s text:c="3"/>if (queue.isEmpty())</text:p>
      <text:p text:style-name="P4"><text:s text:c="3"/>{</text:p>
      <text:p text:style-name="P6"><text:s text:c="6"/>Console.println("Kein Patient in der Warteschlange.");</text:p>
      <text:p text:style-name="P6"><text:s text:c="3"/>}</text:p>
      <text:p text:style-name="P6"><text:s text:c="3"/>else</text:p>
      <text:p text:style-name="P6"><text:s text:c="3"/>{</text:p>
      <text:p text:style-name="P6"><text:s text:c="6"/><text:span text:style-name="T7">erster</text:span> = queue.front();</text:p>
      <text:p text:style-name="P4"><text:s text:c="6"/>anzahl = <text:span text:style-name="T7">0</text:span>;</text:p>
      <text:p text:style-name="P4"/>
      <text:p text:style-name="P5"><text:s text:c="6"/><text:span text:style-name="T7">do {</text:span></text:p>
      <text:p text:style-name="P5"><text:s text:c="9"/>pat = queue.front();</text:p>
      <text:p text:style-name="P5"><text:s text:c="9"/>Console.println(pat.getName() + ", " + pat.getAnkunft());</text:p>
      <text:p text:style-name="P5"><text:s text:c="9"/>queue.enqueue(pat);</text:p>
      <text:p text:style-name="P4"><text:s text:c="9"/>queue.dequeue();</text:p>
      <text:p text:style-name="P5"><text:s text:c="9"/>anzahl<text:span text:style-name="T7">++</text:span>;</text:p>
      <text:p text:style-name="P5"><text:s text:c="6"/><text:span text:style-name="T7">} </text:span><text:s/>while (queue.front() != erster);</text:p>
      <text:p text:style-name="P4"/>
      <text:p text:style-name="P4"><text:s text:c="6"/>Console.println("Anzahl: " + anzahl + " Patienten");</text:p>
      <text:p text:style-name="P4"><text:s text:c="3"/>}</text:p>
      <text:p text:style-name="P4">}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text:anchor-type="paragraph" draw:z-index="0" draw:name="Form1" draw:style-name="gr1" draw:text-style-name="P20" svg:width="1.795cm" svg:height="0.63cm" svg:x="15.196cm" svg:y="0.385cm"><draw:image xlink:href="Pictures/10000000000000580000001F196641809BB809C4.png" xlink:type="simple" xlink:show="embed" xlink:actuate="onLoad" loext:mime-type="image/png"><text:p/></draw:image></draw:frame></text:p>
      <text:p text:style-name="P19"><text:span text:style-name="T18">Autor: </text:span><text:span text:style-name="T12">Christian Pothmann – </text:span><text:a xlink:type="simple" xlink:href="https://cpothmann.de/" text:style-name="Internet_20_link" text:visited-style-name="Visited_20_Internet_20_Link"><text:span text:style-name="T12">c</text:span></text:a><text:a xlink:type="simple" xlink:href="https://cpothmann.de/" text:style-name="Internet_20_link" text:visited-style-name="Visited_20_Internet_20_Link"><text:span text:style-name="T14">pothmann.de</text:span></text:a><text:span text:style-name="T14">, </text:span><text:span text:style-name="T15">f</text:span><text:span text:style-name="T16">reigegeben unter </text:span><text:a xlink:type="simple" xlink:href="https://creativecommons.org/licenses/by-nc-sa/4.0/" text:style-name="Internet_20_link" text:visited-style-name="Visited_20_Internet_20_Link"><text:span text:style-name="T16">CC BY-NC-SA 4.0</text:span></text:a><text:span text:style-name="T16">, </text:span><text:span text:style-name="T17">Mai 2021</text:span></text:p>
      <text:p text:style-name="P16"><text:soft-page-break/>/*</text:p>
      <text:p text:style-name="P16"><text:s/>* Ein Patient wird aus der Warteschlange entfernt.</text:p>
      <text:p text:style-name="P16"><text:s/>* <text:span text:style-name="T9">Vereinfachende </text:span>Annahme: Jeder Name max. 1x in der Queue.</text:p>
      <text:p text:style-name="P16"><text:s/>*/</text:p>
      <text:p text:style-name="P14">public void loeschen()</text:p>
      <text:p text:style-name="P9">{</text:p>
      <text:p text:style-name="P9"><text:s text:c="3"/>String name;</text:p>
      <text:p text:style-name="P9"><text:s text:c="3"/>Patient pat, <text:span text:style-name="T7">erster</text:span>;</text:p>
      <text:p text:style-name="P9"><text:s text:c="3"/>boolean geloescht = false; <text:s/><text:span text:style-name="T3">// </text:span><text:span text:style-name="T4">ggf. für Ausgabe "nicht enthalten"</text:span></text:p>
      <text:p text:style-name="P9"/>
      <text:p text:style-name="P15"><text:s text:c="3"/>// <text:span text:style-name="T10">1. </text:span>Sonderfall: <text:span text:style-name="T9">Schlange ist leer</text:span></text:p>
      <text:p text:style-name="P10"><text:s text:c="3"/>if (queue.isEmpty())</text:p>
      <text:p text:style-name="P9"><text:s text:c="3"/>{</text:p>
      <text:p text:style-name="P10"><text:s text:c="6"/>Console.println("Kein Patient in der Warteschlange.");</text:p>
      <text:p text:style-name="P10"><text:s text:c="3"/>} <text:s text:c="7"/></text:p>
      <text:p text:style-name="P10"><text:s text:c="3"/>else</text:p>
      <text:p text:style-name="P10"><text:s text:c="3"/>{</text:p>
      <text:p text:style-name="P10"><text:s text:c="6"/>Console.println("Patient <text:span text:style-name="T9">entfernen</text:span>: Wie ist der Name?");</text:p>
      <text:p text:style-name="P9"><text:s text:c="6"/>name = Console.readln();</text:p>
      <text:p text:style-name="P9"/>
      <text:p text:style-name="P16"><text:s text:c="6"/>// <text:span text:style-name="T10">2. </text:span>Sonderfall: der erste Patient ist der gesuchte</text:p>
      <text:p text:style-name="P9"><text:s text:c="6"/>if (<text:span text:style-name="T8">queue.front()</text:span>.getName().equals(name))</text:p>
      <text:p text:style-name="P9"><text:s text:c="6"/>{</text:p>
      <text:p text:style-name="P9"><text:s text:c="9"/>queue.dequeue();</text:p>
      <text:p text:style-name="P9"><text:s text:c="9"/>geloescht = true;</text:p>
      <text:p text:style-name="P9"><text:s text:c="6"/>}</text:p>
      <text:p text:style-name="P16"><text:s text:c="6"/>// <text:span text:style-name="T11">Normalfall: Patient ist irgendwo in der Mitte</text:span></text:p>
      <text:p text:style-name="P9"><text:s text:c="6"/>else</text:p>
      <text:p text:style-name="P9"><text:s text:c="6"/>{</text:p>
      <text:p text:style-name="P11"><text:s text:c="9"/><text:span text:style-name="T7">erster</text:span> = queue.front();</text:p>
      <text:p text:style-name="P12"><text:s text:c="9"/><text:span text:style-name="T7">do</text:span></text:p>
      <text:p text:style-name="P9"><text:s text:c="9"/>{</text:p>
      <text:p text:style-name="P12"><text:s text:c="12"/>pat = queue.front();</text:p>
      <text:p text:style-name="P12"><text:s text:c="12"/>queue.dequeue();</text:p>
      <text:p text:style-name="P12"/>
      <text:p text:style-name="P16"><text:s text:c="12"/>// Patient <text:span text:style-name="T7">nur einfügen</text:span>, wen<text:span text:style-name="T7">n's nicht d</text:span>er zu l<text:span text:style-name="T7">ö</text:span>schende ist</text:p>
      <text:p text:style-name="P9"><text:s text:c="12"/>if (pat.getName().equals(name))</text:p>
      <text:p text:style-name="P9"><text:s text:c="12"/>{</text:p>
      <text:p text:style-name="P10"><text:s text:c="15"/>geloescht = true;</text:p>
      <text:p text:style-name="P9"><text:s text:c="12"/>}</text:p>
      <text:p text:style-name="P9"><text:s text:c="12"/>else</text:p>
      <text:p text:style-name="P9"><text:s text:c="12"/>{</text:p>
      <text:p text:style-name="P10"><text:s text:c="15"/>queue.enqueue(pat);</text:p>
      <text:p text:style-name="P10"><text:s text:c="12"/>}</text:p>
      <text:p text:style-name="P12"><text:s text:c="9"/>} <text:s/>while (<text:span text:style-name="T8">queue.front()</text:span> != erster);</text:p>
      <text:p text:style-name="P12"><text:s text:c="6"/><text:span text:style-name="T8">}</text:span></text:p>
      <text:p text:style-name="P9"/>
      <text:p text:style-name="P16"><text:s text:c="6"/>// <text:span text:style-name="T10">3. Sonderfall: Patient nicht in der Schlange</text:span></text:p>
      <text:p text:style-name="P9"><text:s text:c="6"/>if (geloescht == <text:span text:style-name="T10">false</text:span>)</text:p>
      <text:p text:style-name="P9"><text:s text:c="6"/>{</text:p>
      <text:p text:style-name="P13"><text:s text:c="9"/>Console.println(name + " nicht in der Warteschlange.");</text:p>
      <text:p text:style-name="P13"><text:s text:c="6"/>}</text:p>
      <text:p text:style-name="P9"><text:s text:c="6"/><text:span text:style-name="T7">e</text:span>lse</text:p>
      <text:p text:style-name="P9"><text:s text:c="6"/>{</text:p>
      <text:p text:style-name="P13"><text:s text:c="9"/>Console.println(name + " aus der Warteschlange entfernt.");</text:p>
      <text:p text:style-name="P9"><text:s text:c="6"/>}</text:p>
      <text:p text:style-name="P9"><text:s text:c="3"/><text:span text:style-name="T8">} <text:s/></text:span><text:span text:style-name="T5">// </text:span><text:span text:style-name="T6">Ende: </text:span><text:span text:style-name="T5">Queue nicht leer</text:span></text:p>
      <text:p text:style-name="P9">} <text:s/><text:span text:style-name="T3">// </text:span><text:span text:style-name="T6">Ende der Meth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02aca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f4c4e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Queue <text:span text:style-name="MT1">Algorithmen – 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8:47:21.560000000</dc:date>
    <meta:editing-duration>PT8H47M26S</meta:editing-duration>
    <meta:editing-cycles>78</meta:editing-cycles>
    <meta:generator>LibreOffice/6.2.5.2$Windows_X86_64 LibreOffice_project/1ec314fa52f458adc18c4f025c545a4e8b22c159</meta:generator>
    <meta:document-statistic meta:table-count="1" meta:image-count="0" meta:object-count="0" meta:page-count="2" meta:paragraph-count="97" meta:word-count="291" meta:character-count="2433" meta:non-whitespace-character-count="1739"/>
  </office:meta>
</office:document-meta>
</file>